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ontAwesome" svg:font-family="FontAwesome"/>
    <style:font-face style:name="Mangal1" svg:font-family="Mangal"/>
    <style:font-face style:name="OpenSymbol" svg:font-family="OpenSymbol"/>
    <style:font-face style:name="Verdana" svg:font-family="Verdana, sans-serif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sans-serif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942cm" style:rel-column-width="15186*"/>
    </style:style>
    <style:style style:name="Tabelle2.B" style:family="table-column">
      <style:table-column-properties style:column-width="13.07cm" style:rel-column-width="50349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8.017cm" style:rel-column-width="4545*"/>
    </style:style>
    <style:style style:name="Tabelle3.B" style:family="table-column">
      <style:table-column-properties style:column-width="8.996cm" style:rel-column-width="510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8.837cm" style:rel-column-width="5010*"/>
    </style:style>
    <style:style style:name="Tabelle5.B" style:family="table-column">
      <style:table-column-properties style:column-width="8.176cm" style:rel-column-width="463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.013cm" fo:margin-left="0cm" fo:margin-right="-0.012cm" table:align="margins"/>
    </style:style>
    <style:style style:name="Tabelle6.A" style:family="table-column">
      <style:table-column-properties style:column-width="8.837cm" style:rel-column-width="5010*"/>
    </style:style>
    <style:style style:name="Tabelle6.B" style:family="table-column">
      <style:table-column-properties style:column-width="8.176cm" style:rel-column-width="463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76cm" fo:margin-left="0.037cm" fo:margin-right="-0.012cm" table:align="margins"/>
    </style:style>
    <style:style style:name="Tabelle7.A" style:family="table-column">
      <style:table-column-properties style:column-width="8.811cm" style:rel-column-width="4995*"/>
    </style:style>
    <style:style style:name="Tabelle7.B" style:family="table-column">
      <style:table-column-properties style:column-width="8.165cm" style:rel-column-width="4629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76cm" fo:margin-left="0.037cm" fo:margin-right="-0.012cm" table:align="margins"/>
    </style:style>
    <style:style style:name="Tabelle8.A" style:family="table-column">
      <style:table-column-properties style:column-width="8.811cm" style:rel-column-width="4995*"/>
    </style:style>
    <style:style style:name="Tabelle8.B" style:family="table-column">
      <style:table-column-properties style:column-width="8.165cm" style:rel-column-width="4629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B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76cm" fo:margin-left="0.037cm" fo:margin-right="-0.012cm" table:align="margins"/>
    </style:style>
    <style:style style:name="Tabelle9.A" style:family="table-column">
      <style:table-column-properties style:column-width="8.811cm" style:rel-column-width="4995*"/>
    </style:style>
    <style:style style:name="Tabelle9.B" style:family="table-column">
      <style:table-column-properties style:column-width="8.165cm" style:rel-column-width="4629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B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color="#ffffff" fo:font-size="10pt" style:font-size-asian="10pt" style:font-size-complex="10pt"/>
    </style:style>
    <style:style style:name="P3" style:family="paragraph" style:parent-style-name="Standard">
      <style:text-properties fo:color="#000000"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/>
    </style:style>
    <style:style style:name="P7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/>
    </style:style>
    <style:style style:name="P8" style:family="paragraph" style:parent-style-name="Text_20_body">
      <style:text-properties style:font-name="Verdana1" fo:font-size="11.1999998092651pt" style:font-size-asian="11.1999998092651pt" style:font-size-complex="11.1999998092651pt"/>
    </style:style>
    <style:style style:name="P9" style:family="paragraph" style:parent-style-name="Text_20_body">
      <style:paragraph-properties fo:margin-top="0cm" fo:margin-bottom="0cm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0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text-properties fo:font-size="10pt" fo:font-weight="bold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color="#000000" fo:font-size="10pt" style:font-size-asian="10pt" style:font-size-complex="10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color="#000000" fo:font-size="10pt" style:font-size-asian="10pt" style:font-size-complex="10pt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9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/>
    </style:style>
    <style:style style:name="P20" style:family="paragraph" style:parent-style-name="Text_20_body">
      <style:text-properties fo:font-variant="normal" fo:text-transform="none" fo:color="#0000ff" style:font-name="sans-serif" fo:font-size="10pt" fo:letter-spacing="normal" fo:font-style="normal" style:font-size-asian="10pt" style:font-size-complex="10pt"/>
    </style:style>
    <style:style style:name="P21" style:family="paragraph" style:parent-style-name="Heading_20_5">
      <style:text-properties fo:font-size="10pt" style:font-size-asian="10pt" style:font-size-complex="10pt"/>
    </style:style>
    <style:style style:name="P22" style:family="paragraph" style:parent-style-name="Heading_20_5">
      <style:text-properties fo:font-variant="normal" fo:text-transform="none" fo:color="#0000ff" style:font-name="sans-serif" fo:font-size="10pt" fo:letter-spacing="normal" fo:font-style="normal" style:font-size-asian="10pt" style:font-size-complex="10pt"/>
    </style:style>
    <style:style style:name="P23" style:family="paragraph" style:parent-style-name="Heading_20_5">
      <style:text-properties fo:font-variant="normal" fo:text-transform="none" fo:color="#0000ff" style:font-name="sans-serif" fo:letter-spacing="normal" fo:font-style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style:font-name="FontAwesome" fo:font-size="14pt" fo:letter-spacing="normal" fo:font-style="normal" fo:font-weight="normal"/>
    </style:style>
    <style:style style:name="T4" style:family="text">
      <style:text-properties fo:font-variant="normal" fo:text-transform="none" fo:color="#0000ff" style:font-name="monospace" fo:font-size="10.5pt" fo:letter-spacing="normal" fo:font-style="normal" fo:font-weight="normal"/>
    </style:style>
    <style:style style:name="T5" style:family="text">
      <style:text-properties fo:font-variant="normal" fo:text-transform="none" fo:color="#0000ff" style:font-name="sans-serif" fo:letter-spacing="normal" fo:font-style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style:font-name="FontAwesome" fo:font-size="14pt" fo:letter-spacing="normal" fo:font-style="normal" fo:font-weight="normal"/>
    </style:style>
    <style:style style:name="T8" style:family="text">
      <style:text-properties fo:font-variant="normal" fo:text-transform="none" style:font-name="FontAwesome" fo:font-size="142pt" fo:letter-spacing="normal" fo:font-style="normal" fo:font-weight="normal" style:font-size-asian="142pt" style:font-size-complex="142pt"/>
    </style:style>
    <style:style style:name="T9" style:family="text">
      <style:text-properties fo:font-variant="normal" fo:text-transform="none" style:font-name="FontAwesome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font-name="FontAwesome" fo:letter-spacing="normal" fo:font-style="normal" fo:font-weight="normal"/>
    </style:style>
    <style:style style:name="T11" style:family="text">
      <style:text-properties fo:font-variant="normal" fo:text-transform="none" style:font-name="monospace" fo:letter-spacing="normal" fo:font-style="normal" fo:font-weight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Input Validation 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P5"/>
      <text:p text:style-name="P4">Neben Funktionen bietet schon HTML die Möglichkeit Eingaben zu testen.</text:p>
      <text:p text:style-name="P4"/>
      <text:p text:style-name="P4">Unter: HTML w3schools →HTML Forms → Input Attributes</text:p>
      <text:p text:style-name="P10"/>
      <text:p text:style-name="P10">Was machen folgende Attribute</text:p>
      <text:list xml:id="list6156268957404447946" text:style-name="L1">
        <text:list-header>
          <text:p text:style-name="P11"/>
        </text:list-header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<text:span text:style-name="T12">Attribut</text:span> </text:p>
          </table:table-cell>
          <table:table-cell table:style-name="Tabelle2.B1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7">autocomplete</text:p>
          </table:table-cell>
          <table:table-cell table:style-name="Tabelle2.B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7">autofocus</text:p>
          </table:table-cell>
          <table:table-cell table:style-name="Tabelle2.B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9">list</text:p>
          </table:table-cell>
          <table:table-cell table:style-name="Tabelle2.B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elle2.A2" office:value-type="string">
            <text:p text:style-name="P9">min,max</text:p>
          </table:table-cell>
          <table:table-cell table:style-name="Tabelle2.B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8">multiple</text:p>
          </table:table-cell>
          <table:table-cell table:style-name="Tabelle2.B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8">pattern</text:p>
          </table:table-cell>
          <table:table-cell table:style-name="Tabelle2.B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8">required</text:p>
          </table:table-cell>
          <table:table-cell table:style-name="Tabelle2.B2" office:value-type="string">
            <text:p text:style-name="P6"/>
          </table:table-cell>
        </table:table-row>
      </table:table>
      <text:list xml:id="list43518531" text:continue-numbering="true" text:style-name="L1">
        <text:list-item>
          <text:list>
            <text:list-header>
              <text:p text:style-name="P12"><text:a xlink:type="simple" xlink:href="http://wiki.selfhtml.org/wiki/HTML/Formulare/Validierung_von_Formularen" text:style-name="Internet_20_link" text:visited-style-name="Visited_20_Internet_20_Link"><text:span text:style-name="T2"/></text:a></text:p>
            </text:list-header>
          </text:list>
        </text:list-item>
      </text:list>
      <text:p text:style-name="P4">Unter http://pattern.tfcpc.de/pattern-tutorial.php</text:p>
      <text:p text:style-name="P4"/>
      <text:p text:style-name="P4">Schauen wir uns die Beispiele an. <text:s/><text:span text:style-name="T4">&lt;input type="text" pattern=".....Beispiel..."&gt;</text:span></text:p>
      <text:p text:style-name="P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7">Beispiel</text:p>
          </table:table-cell>
          <table:table-cell table:style-name="Tabelle3.B1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A"</text:span> 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ABCD]"</text:span>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^Ad5]"</text:span>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^A-zÄÖÜäöüß0-9]{5}"</text:span>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A-Z][a-z][a-z][a-z][a-z]"</text:span>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0-9][0-9][0-9][0-9][0-9]"</text:span> 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0-9]{5}"</text:span> 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DE[0-9]{20}"</text:span> 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A-z]{1,3}"</text:span> 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A-Z][a-z]?"</text:span> 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A-Z][a-z]+"</text:span> </text:p>
          </table:table-cell>
          <table:table-cell table:style-name="Tabelle3.B2" office:value-type="string">
            <text:p text:style-name="P16"/>
          </table:table-cell>
        </table:table-row>
        <table:table-row>
          <table:table-cell table:style-name="Tabelle3.A2" office:value-type="string">
            <text:p text:style-name="P16"><text:span text:style-name="T4">pattern="[A-Z][a-z]*"</text:span> </text:p>
          </table:table-cell>
          <table:table-cell table:style-name="Tabelle3.B2" office:value-type="string">
            <text:p text:style-name="P16"/>
          </table:table-cell>
        </table:table-row>
      </table:table>
      <text:h text:style-name="P22" text:outline-level="5"/>
      <text:p text:style-name="P20"/>
      <text:h text:style-name="P21" text:outline-level="5"><text:soft-page-break/><text:span text:style-name="T5">Probleme mit Input-pattern max Angaben und HTLM Längenangaben bzw. der Angabe: required:</text:span></text:h>
      <text:p text:style-name="P4">Was sind die Probleme</text:p>
      <text:p text:style-name="P4"/>
      <text:p text:style-name="P4">1. ______________________________________________________________________________________________</text:p>
      <text:p text:style-name="P4"/>
      <text:p text:style-name="P4">2. ______________________________________________________________________________________________</text:p>
      <text:p text:style-name="P4"/>
      <text:p text:style-name="P4">3. ______________________________________________________________________________________________</text:p>
      <text:p text:style-name="P4"/>
      <text:p text:style-name="Standard"><text:span text:style-name="T1">Unter </text:span><text:span text:style-name="T3">Zeichenauswahl mit Alternativen</text:span> </text:p>
      <text:p text:style-name="Standard"/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Table_20_Contents">Beispiel</text:p>
          </table:table-cell>
          <table:table-cell table:style-name="Tabelle4.B1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18"><text:span text:style-name="T4">pattern="Kaffee|Tee|Glühwein"</text:span> 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18"><text:span text:style-name="T4">pattern="Weißwein|Rotwein|Rosé|Sekt"</text:span> </text:p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Standard"/>
      <text:p text:style-name="Standard">Unter <text:span text:style-name="T3">Zeichen gruppieren</text:span> </text:p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Beispiel</text:p>
          </table:table-cell>
          <table:table-cell table:style-name="Tabelle5.B1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18"><text:span text:style-name="T4">pattern="(cous){2}" </text:span><text:s/></text:p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18"><text:span text:style-name="T4">pattern="(Weiß|Rot)wein|Ros(é|e)|Sekt"</text:span> </text:p>
          </table:table-cell>
          <table:table-cell table:style-name="Tabelle5.B2" office:value-type="string">
            <text:p text:style-name="Table_20_Contents"/>
          </table:table-cell>
        </table:table-row>
      </table:table>
      <text:p text:style-name="Standard"/>
      <text:h text:style-name="P23" text:outline-level="5">Wer den Fehler findet, darf ihn behalten</text:h>
      <text:p text:style-name="Standard">________________________________________________________________________________</text:p>
      <text:p text:style-name="Standard"/>
      <text:p text:style-name="P3"><text:span text:style-name="T10">Unter</text:span><text:span text:style-name="T7"> Verweise</text:span> </text:p>
      <text:p text:style-name="Standard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Beispiel</text:p>
          </table:table-cell>
          <table:table-cell table:style-name="Tabelle6.B1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15"><text:span text:style-name="T4">pattern="(\w)(\w)\1\2"</text:span></text:p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18"><text:span text:style-name="T4">pattern="\d{3}( |\.|-)?\d{3}\1\d{3}" </text:span><text:s/></text:p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18"><text:span text:style-name="T4">pattern="(\w)(?:\w)(\w)(\w)\2"</text:span> </text:p>
          </table:table-cell>
          <table:table-cell table:style-name="Tabelle6.B2" office:value-type="string">
            <text:p text:style-name="Table_20_Contents"/>
          </table:table-cell>
        </table:table-row>
      </table:table>
      <text:p text:style-name="P3"/>
      <text:p text:style-name="Standard"><text:span text:style-name="T13"><text:s/>Unter </text:span><text:span text:style-name="T3">Zeichen mit besonderer Bedeutung</text:span> </text:p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Contents">Beispiel</text:p>
          </table:table-cell>
          <table:table-cell table:style-name="Tabelle7.B1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15"><text:span text:style-name="T4">pattern="Wasser?" </text:span>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18"><text:span text:style-name="T4">pattern="[0-9]+(\.[0-9]{2})?\$" <text:s/></text:span><text:s/>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18"><text:span text:style-name="T4">pattern="[0-9]+(\.[0-9]{2})?\$"</text:span> </text:p>
          </table:table-cell>
          <table:table-cell table:style-name="Tabelle7.B2" office:value-type="string">
            <text:p text:style-name="Table_20_Contents"/>
          </table:table-cell>
        </table:table-row>
      </table:table>
      <text:p text:style-name="P3"/>
      <text:p text:style-name="Standard"><text:span text:style-name="T13">Unter </text:span><text:span text:style-name="T3">Vordefinierte (Meta)Zeichen</text:span> </text:p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Table_20_Contents">Beispiel</text:p>
          </table:table-cell>
          <table:table-cell table:style-name="Tabelle8.B1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15"><text:span text:style-name="T4">pattern="[\d]{5}" <text:s/></text:span></text:p>
          </table:table-cell>
          <table:table-cell table:style-name="Tabelle8.B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18"><text:span text:style-name="T4">pattern="\D+" <text:s/></text:span><text:s/></text:p>
          </table:table-cell>
          <table:table-cell table:style-name="Tabelle8.B2" office:value-type="string">
            <text:p text:style-name="Table_20_Contents"/>
          </table:table-cell>
        </table:table-row>
      </table:table>
      <text:p text:style-name="P3"/>
      <text:p text:style-name="P3"/>
      <text:p text:style-name="Standard"><text:soft-page-break/><text:span text:style-name="T13">Unter </text:span><text:span text:style-name="T3">Negative Vorhersagen</text:span> </text:p>
      <text:p text:style-name="Standard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Table_20_Contents">Beispiel</text:p>
          </table:table-cell>
          <table:table-cell table:style-name="Tabelle9.B1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8"><text:span text:style-name="T4">pattern="[012](?!13)\d{2}"</text:span> </text:p>
          </table:table-cell>
          <table:table-cell table:style-name="Tabelle9.B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5"><text:span text:style-name="T4">pattern="(?!.*no.*).*"</text:span><text:span text:style-name="T11"> </text:span><text:span text:style-name="T4"><text:s text:c="2"/></text:span></text:p>
          </table:table-cell>
          <table:table-cell table:style-name="Tabelle9.B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8"><text:span text:style-name="T4">pattern="(?=.*(.)\1\1.*)\w*" <text:s text:c="2"/></text:span><text:s/></text:p>
          </table:table-cell>
          <table:table-cell table:style-name="Tabelle9.B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8"><text:span text:style-name="T4">pattern="(?!.*(.)\1\1.*)\w*"</text:span> </text:p>
          </table:table-cell>
          <table:table-cell table:style-name="Tabelle9.B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>Weitere Beispiele: http://html5pattern.com/Phones</text:p>
      <text:p text:style-name="P3"/>
      <text:p text:style-name="P3"/>
      <text:p text:style-name="P3">Probieren Sie jetzt diese neuen Attribute in ihrem Formular au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ösung: </text:p>
      <text:p text:style-name="P3"/>
      <text:p text:style-name="P2"><text:a xlink:type="simple" xlink:href="http://www.knopper.net/bw/ainf/uebungen/uebung04-musterloesung/uebung04.html" text:style-name="Internet_20_link" text:visited-style-name="Visited_20_Internet_20_Link">http://www.knopper.net/bw/ainf/uebungen/uebung04-musterloesung/uebung04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ontAwesome" svg:font-family="FontAwesome"/>
    <style:font-face style:name="Mangal1" svg:font-family="Mangal"/>
    <style:font-face style:name="OpenSymbol" svg:font-family="OpenSymbol"/>
    <style:font-face style:name="Verdana" svg:font-family="Verdana, sans-serif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sans-serif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10T10:18:05.24</meta:creation-date>
    <meta:printed-by>Yvonne Fitzgerald</meta:printed-by>
    <meta:print-date>2015-11-10T10:18:40.48</meta:print-date>
    <dc:date>2017-12-15T23:32:34.57</dc:date>
    <dc:creator>Yvonne Fitzgerald</dc:creator>
    <meta:editing-duration>PT3H51M27S</meta:editing-duration>
    <meta:editing-cycles>34</meta:editing-cycles>
    <meta:generator>OpenOffice/4.1.4$Win32 OpenOffice.org_project/414m4$Build-9787</meta:generator>
    <meta:document-statistic meta:table-count="9" meta:image-count="0" meta:object-count="0" meta:page-count="3" meta:paragraph-count="69" meta:word-count="151" meta:character-count="2100"/>
  </office:meta>
</office:document-meta>
</file>